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10000005A78E2D8128B1CA23A.png" manifest:media-type="image/png"/>
  <manifest:file-entry manifest:full-path="Pictures/1000020100000156000000818D1720ADDEAED502.png" manifest:media-type="image/png"/>
  <manifest:file-entry manifest:full-path="Pictures/10000000000000C8000000C8BA13EFD178161548.jpg" manifest:media-type="image/jpeg"/>
  <manifest:file-entry manifest:full-path="Pictures/100002010000010F0000007DB14E9CE87FD965BD.png" manifest:media-type="image/png"/>
  <manifest:file-entry manifest:full-path="Pictures/10000201000000630000009A1670748FCDE8ED58.png" manifest:media-type="image/png"/>
  <manifest:file-entry manifest:full-path="Pictures/1000000000000200000002003DA0261D4CD8685B.png" manifest:media-type="image/png"/>
  <manifest:file-entry manifest:full-path="Pictures/10000201000002580000012C509DC910F95B13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6.814cm" fo:min-width="8.05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2.323cm" fo:min-width="20.074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445cm" fo:min-width="1.578cm"/>
    </style:style>
    <style:style style:name="gr5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objectwithoutfill">
      <style:graphic-properties svg:stroke-width="0.159cm" svg:stroke-color="#cc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2.036cm"/>
    </style:style>
    <style:style style:name="gr9" style:family="graphic" style:parent-style-name="objectwithoutfill">
      <style:graphic-properties draw:stroke="dash" draw:stroke-dash="Ultrafine_20_Dashed" svg:stroke-width="0.159cm" svg:stroke-color="#cc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cm" svg:height="9.99cm" svg:x="4.864cm" svg:y="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9.048cm" svg:height="3.412cm" svg:x="6.796cm" svg:y="7.82cm">
          <draw:image xlink:href="Pictures/1000020100000156000000818D1720ADDEAED502.png" xlink:type="simple" xlink:show="embed" xlink:actuate="onLoad">
            <text:p/>
          </draw:image>
        </draw:frame>
        <draw:frame draw:style-name="gr2" draw:text-style-name="P2" draw:layer="layout" svg:width="10.193cm" svg:height="3.173cm" svg:x="5.934cm" svg:y="5.391cm">
          <draw:image xlink:href="Pictures/10000201000001210000005A78E2D8128B1CA23A.png" xlink:type="simple" xlink:show="embed" xlink:actuate="onLoad">
            <text:p/>
          </draw:image>
        </draw:frame>
        <draw:frame draw:style-name="gr2" draw:text-style-name="P2" draw:layer="layout" svg:width="8.452cm" svg:height="3.898cm" svg:x="7.057cm" svg:y="2.905cm">
          <draw:image xlink:href="Pictures/100002010000010F0000007DB14E9CE87FD965BD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3" draw:text-style-name="P3" draw:layer="layout" svg:width="20.574cm" svg:height="12.573cm" svg:x="1.889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67cm" svg:height="4.15cm" svg:x="15.605cm" svg:y="8.982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2.667cm" svg:height="4.15cm" svg:x="15.605cm" svg:y="5.553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4.918cm" svg:height="4.918cm" svg:x="2.143cm" svg:y="6.04cm">
          <draw:image xlink:href="Pictures/1000000000000200000002003DA0261D4CD8685B.png" xlink:type="simple" xlink:show="embed" xlink:actuate="onLoad">
            <text:p/>
          </draw:image>
        </draw:frame>
        <draw:custom-shape draw:style-name="gr4" draw:text-style-name="P4" draw:layer="layout" svg:width="2.413cm" svg:height="2.54cm" svg:x="3.386cm" svg:y="2.55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5" draw:layer="layout" svg:x1="4.556cm" svg:y1="4.81cm" svg:x2="4.556cm" svg:y2="6.207cm">
          <text:p/>
        </draw:line>
        <draw:frame draw:style-name="gr2" draw:text-style-name="P2" draw:layer="layout" svg:width="2.667cm" svg:height="4.15cm" svg:x="9.352cm" svg:y="2.357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2.667cm" svg:height="4.15cm" svg:x="15.605cm" svg:y="2.143cm">
          <draw:image xlink:href="Pictures/10000201000000630000009A1670748FCDE8ED58.png" xlink:type="simple" xlink:show="embed" xlink:actuate="onLoad">
            <text:p/>
          </draw:image>
        </draw:frame>
        <draw:frame draw:style-name="gr6" draw:text-style-name="P7" draw:layer="layout" svg:width="3.556cm" svg:height="1.143cm" svg:x="9.001cm" svg:y="6.461cm">
          <draw:text-box>
            <text:p text:style-name="P6"><text:span text:style-name="T1">Bastion</text:span></text:p>
          </draw:text-box>
        </draw:frame>
        <draw:frame draw:style-name="gr6" draw:text-style-name="P8" draw:layer="layout" svg:width="4.064cm" svg:height="1.143cm" svg:x="18.253cm" svg:y="3.286cm">
          <draw:text-box>
            <text:p text:style-name="P6"><text:span text:style-name="T1">controller</text:span></text:p>
          </draw:text-box>
        </draw:frame>
        <draw:frame draw:style-name="gr6" draw:text-style-name="P7" draw:layer="layout" svg:width="3.556cm" svg:height="1.143cm" svg:x="18.253cm" svg:y="6.487cm">
          <draw:text-box>
            <text:p text:style-name="P6"><text:span text:style-name="T1">worker</text:span></text:p>
          </draw:text-box>
        </draw:frame>
        <draw:frame draw:style-name="gr6" draw:text-style-name="P7" draw:layer="layout" svg:width="3.556cm" svg:height="1.143cm" svg:x="18.253cm" svg:y="10.088cm">
          <draw:text-box>
            <text:p text:style-name="P6"><text:span text:style-name="T1">worker</text:span></text:p>
          </draw:text-box>
        </draw:frame>
        <draw:line draw:style-name="gr7" draw:text-style-name="P5" draw:layer="layout" svg:x1="6.334cm" svg:y1="6.842cm" svg:x2="8.874cm" svg:y2="5.064cm">
          <text:p/>
        </draw:line>
        <draw:line draw:style-name="gr7" draw:text-style-name="P5" draw:layer="layout" svg:x1="6.461cm" svg:y1="8.239cm" svg:x2="14.97cm" svg:y2="5.191cm">
          <text:p/>
        </draw:line>
        <draw:line draw:style-name="gr7" draw:text-style-name="P5" draw:layer="layout" svg:x1="6.422cm" svg:y1="8.279cm" svg:x2="15.097cm" svg:y2="7.731cm">
          <text:p/>
        </draw:line>
        <draw:line draw:style-name="gr7" draw:text-style-name="P5" draw:layer="layout" svg:x1="6.383cm" svg:y1="8.21cm" svg:x2="14.97cm" svg:y2="10.398cm">
          <text:p/>
        </draw:line>
      </draw:page>
      <draw:page draw:name="page3" draw:style-name="dp1" draw:master-page-name="Default">
        <draw:custom-shape draw:style-name="gr3" draw:text-style-name="P3" draw:layer="layout" svg:width="20.574cm" svg:height="12.573cm" svg:x="1.889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18cm" svg:height="4.918cm" svg:x="2.143cm" svg:y="6.04cm">
          <draw:image xlink:href="Pictures/1000000000000200000002003DA0261D4CD8685B.png" xlink:type="simple" xlink:show="embed" xlink:actuate="onLoad">
            <text:p/>
          </draw:image>
        </draw:frame>
        <draw:custom-shape draw:style-name="gr4" draw:text-style-name="P4" draw:layer="layout" svg:width="2.413cm" svg:height="2.54cm" svg:x="3.386cm" svg:y="2.55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5" draw:layer="layout" svg:x1="4.556cm" svg:y1="4.81cm" svg:x2="4.556cm" svg:y2="6.207cm">
          <text:p/>
        </draw:line>
      </draw:page>
      <draw:page draw:name="page4" draw:style-name="dp1" draw:master-page-name="Default">
        <draw:custom-shape draw:style-name="gr3" draw:text-style-name="P3" draw:layer="layout" svg:width="20.574cm" svg:height="12.573cm" svg:x="1.889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18cm" svg:height="4.918cm" svg:x="2.143cm" svg:y="6.04cm">
          <draw:image xlink:href="Pictures/1000000000000200000002003DA0261D4CD8685B.png" xlink:type="simple" xlink:show="embed" xlink:actuate="onLoad">
            <text:p/>
          </draw:image>
        </draw:frame>
        <draw:custom-shape draw:style-name="gr4" draw:text-style-name="P4" draw:layer="layout" svg:width="2.413cm" svg:height="2.54cm" svg:x="3.386cm" svg:y="2.55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5" draw:layer="layout" svg:x1="4.556cm" svg:y1="4.81cm" svg:x2="4.556cm" svg:y2="6.207cm">
          <text:p/>
        </draw:line>
        <draw:frame draw:style-name="gr2" draw:text-style-name="P2" draw:layer="layout" svg:width="2.667cm" svg:height="4.15cm" svg:x="9.352cm" svg:y="2.357cm">
          <draw:image xlink:href="Pictures/10000201000000630000009A1670748FCDE8ED58.png" xlink:type="simple" xlink:show="embed" xlink:actuate="onLoad">
            <text:p/>
          </draw:image>
        </draw:frame>
        <draw:frame draw:style-name="gr6" draw:text-style-name="P7" draw:layer="layout" svg:width="3.556cm" svg:height="1.143cm" svg:x="9.001cm" svg:y="6.461cm">
          <draw:text-box>
            <text:p text:style-name="P6"><text:span text:style-name="T1">Bastion</text:span></text:p>
          </draw:text-box>
        </draw:frame>
        <draw:line draw:style-name="gr7" draw:text-style-name="P5" draw:layer="layout" svg:x1="6.334cm" svg:y1="6.842cm" svg:x2="8.874cm" svg:y2="5.064cm">
          <text:p/>
        </draw:line>
      </draw:page>
      <draw:page draw:name="page5" draw:style-name="dp1" draw:master-page-name="Default">
        <draw:custom-shape draw:style-name="gr3" draw:text-style-name="P3" draw:layer="layout" svg:width="20.574cm" svg:height="12.573cm" svg:x="1.889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67cm" svg:height="4.15cm" svg:x="15.605cm" svg:y="8.982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2.667cm" svg:height="4.15cm" svg:x="15.605cm" svg:y="5.553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4.918cm" svg:height="4.918cm" svg:x="2.143cm" svg:y="6.04cm">
          <draw:image xlink:href="Pictures/1000000000000200000002003DA0261D4CD8685B.png" xlink:type="simple" xlink:show="embed" xlink:actuate="onLoad">
            <text:p/>
          </draw:image>
        </draw:frame>
        <draw:custom-shape draw:style-name="gr4" draw:text-style-name="P4" draw:layer="layout" svg:width="2.413cm" svg:height="2.54cm" svg:x="3.386cm" svg:y="2.55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5" draw:layer="layout" svg:x1="4.556cm" svg:y1="4.81cm" svg:x2="4.556cm" svg:y2="6.207cm">
          <text:p/>
        </draw:line>
        <draw:frame draw:style-name="gr2" draw:text-style-name="P2" draw:layer="layout" svg:width="2.667cm" svg:height="4.15cm" svg:x="9.352cm" svg:y="2.357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2.667cm" svg:height="4.15cm" svg:x="15.605cm" svg:y="2.143cm">
          <draw:image xlink:href="Pictures/10000201000000630000009A1670748FCDE8ED58.png" xlink:type="simple" xlink:show="embed" xlink:actuate="onLoad">
            <text:p/>
          </draw:image>
        </draw:frame>
        <draw:frame draw:style-name="gr6" draw:text-style-name="P8" draw:layer="layout" svg:width="3.556cm" svg:height="1.143cm" svg:x="9.001cm" svg:y="6.461cm">
          <draw:text-box>
            <text:p text:style-name="P6"><text:span text:style-name="T1">Bastion</text:span></text:p>
          </draw:text-box>
        </draw:frame>
        <draw:line draw:style-name="gr7" draw:text-style-name="P5" draw:layer="layout" svg:x1="6.461cm" svg:y1="8.239cm" svg:x2="14.97cm" svg:y2="5.191cm">
          <text:p/>
        </draw:line>
        <draw:line draw:style-name="gr7" draw:text-style-name="P5" draw:layer="layout" svg:x1="6.422cm" svg:y1="8.279cm" svg:x2="15.097cm" svg:y2="7.731cm">
          <text:p/>
        </draw:line>
        <draw:line draw:style-name="gr7" draw:text-style-name="P5" draw:layer="layout" svg:x1="6.383cm" svg:y1="8.21cm" svg:x2="14.97cm" svg:y2="10.398cm">
          <text:p/>
        </draw:line>
      </draw:page>
      <draw:page draw:name="page6" draw:style-name="dp1" draw:master-page-name="Default">
        <draw:custom-shape draw:style-name="gr3" draw:text-style-name="P3" draw:layer="layout" svg:width="20.574cm" svg:height="12.573cm" svg:x="1.889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67cm" svg:height="4.15cm" svg:x="15.605cm" svg:y="8.982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2.667cm" svg:height="4.15cm" svg:x="15.605cm" svg:y="5.553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4.918cm" svg:height="4.918cm" svg:x="2.143cm" svg:y="6.04cm">
          <draw:image xlink:href="Pictures/1000000000000200000002003DA0261D4CD8685B.png" xlink:type="simple" xlink:show="embed" xlink:actuate="onLoad">
            <text:p/>
          </draw:image>
        </draw:frame>
        <draw:custom-shape draw:style-name="gr4" draw:text-style-name="P4" draw:layer="layout" svg:width="2.413cm" svg:height="2.54cm" svg:x="3.386cm" svg:y="2.55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5" draw:layer="layout" svg:x1="4.556cm" svg:y1="4.81cm" svg:x2="4.556cm" svg:y2="6.207cm">
          <text:p/>
        </draw:line>
        <draw:frame draw:style-name="gr2" draw:text-style-name="P2" draw:layer="layout" svg:width="2.667cm" svg:height="4.15cm" svg:x="9.352cm" svg:y="2.357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2.667cm" svg:height="4.15cm" svg:x="15.605cm" svg:y="2.143cm">
          <draw:image xlink:href="Pictures/10000201000000630000009A1670748FCDE8ED58.png" xlink:type="simple" xlink:show="embed" xlink:actuate="onLoad">
            <text:p/>
          </draw:image>
        </draw:frame>
        <draw:frame draw:style-name="gr8" draw:text-style-name="P8" draw:layer="layout" svg:width="4.953cm" svg:height="2.286cm" svg:x="8.293cm" svg:y="6.461cm">
          <draw:text-box>
            <text:p text:style-name="P6"><text:span text:style-name="T1">openshift-ansible</text:span></text:p>
          </draw:text-box>
        </draw:frame>
        <draw:line draw:style-name="gr9" draw:text-style-name="P5" draw:layer="layout" svg:x1="6.334cm" svg:y1="6.842cm" svg:x2="8.874cm" svg:y2="5.064cm">
          <text:p/>
        </draw:line>
      </draw:page>
      <draw:page draw:name="page7" draw:style-name="dp1" draw:master-page-name="Default">
        <draw:custom-shape draw:style-name="gr3" draw:text-style-name="P3" draw:layer="layout" svg:width="20.574cm" svg:height="12.573cm" svg:x="1.889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67cm" svg:height="4.15cm" svg:x="15.605cm" svg:y="8.982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2.667cm" svg:height="4.15cm" svg:x="15.605cm" svg:y="5.553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4.918cm" svg:height="4.918cm" svg:x="2.143cm" svg:y="6.04cm">
          <draw:image xlink:href="Pictures/1000000000000200000002003DA0261D4CD8685B.png" xlink:type="simple" xlink:show="embed" xlink:actuate="onLoad">
            <text:p/>
          </draw:image>
        </draw:frame>
        <draw:custom-shape draw:style-name="gr4" draw:text-style-name="P4" draw:layer="layout" svg:width="2.413cm" svg:height="2.54cm" svg:x="3.386cm" svg:y="2.55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5" draw:layer="layout" svg:x1="4.556cm" svg:y1="4.81cm" svg:x2="4.556cm" svg:y2="6.207cm">
          <text:p/>
        </draw:line>
        <draw:frame draw:style-name="gr2" draw:text-style-name="P2" draw:layer="layout" svg:width="2.667cm" svg:height="4.15cm" svg:x="9.352cm" svg:y="2.357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2.667cm" svg:height="4.15cm" svg:x="15.605cm" svg:y="2.143cm">
          <draw:image xlink:href="Pictures/10000201000000630000009A1670748FCDE8ED58.png" xlink:type="simple" xlink:show="embed" xlink:actuate="onLoad">
            <text:p/>
          </draw:image>
        </draw:frame>
        <draw:frame draw:style-name="gr8" draw:text-style-name="P8" draw:layer="layout" svg:width="4.953cm" svg:height="2.286cm" svg:x="8.293cm" svg:y="6.461cm">
          <draw:text-box>
            <text:p text:style-name="P6"><text:span text:style-name="T1">openshift-ansible</text:span></text:p>
          </draw:text-box>
        </draw:frame>
        <draw:line draw:style-name="gr9" draw:text-style-name="P5" draw:layer="layout" svg:x1="6.334cm" svg:y1="6.842cm" svg:x2="8.874cm" svg:y2="5.064cm">
          <text:p/>
        </draw:line>
        <draw:line draw:style-name="gr9" draw:text-style-name="P5" draw:layer="layout" svg:x1="12.43cm" svg:y1="4.048cm" svg:x2="15.351cm" svg:y2="4.048cm">
          <text:p/>
        </draw:line>
        <draw:line draw:style-name="gr9" draw:text-style-name="P5" draw:layer="layout" svg:x1="12.391cm" svg:y1="4.048cm" svg:x2="15.224cm" svg:y2="7.223cm">
          <text:p/>
        </draw:line>
        <draw:line draw:style-name="gr9" draw:text-style-name="P5" draw:layer="layout" svg:x1="12.352cm" svg:y1="4.009cm" svg:x2="15.351cm" svg:y2="10.525cm">
          <text:p/>
        </draw:line>
        <draw:frame draw:style-name="gr6" draw:text-style-name="P8" draw:layer="layout" svg:width="4.064cm" svg:height="1.143cm" svg:x="18.253cm" svg:y="3.287cm">
          <draw:text-box>
            <text:p text:style-name="P6"><text:span text:style-name="T1">controller</text:span></text:p>
          </draw:text-box>
        </draw:frame>
        <draw:frame draw:style-name="gr6" draw:text-style-name="P8" draw:layer="layout" svg:width="3.556cm" svg:height="1.143cm" svg:x="18.253cm" svg:y="6.488cm">
          <draw:text-box>
            <text:p text:style-name="P6"><text:span text:style-name="T1">worker</text:span></text:p>
          </draw:text-box>
        </draw:frame>
        <draw:frame draw:style-name="gr6" draw:text-style-name="P8" draw:layer="layout" svg:width="3.556cm" svg:height="1.143cm" svg:x="18.253cm" svg:y="10.089cm">
          <draw:text-box>
            <text:p text:style-name="P6"><text:span text:style-name="T1">worker</text:span></text:p>
          </draw:text-box>
        </draw:frame>
      </draw:page>
      <draw:page draw:name="page8" draw:style-name="dp1" draw:master-page-name="Default">
        <draw:custom-shape draw:style-name="gr3" draw:text-style-name="P3" draw:layer="layout" svg:width="20.574cm" svg:height="12.573cm" svg:x="1.889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67cm" svg:height="4.15cm" svg:x="15.605cm" svg:y="8.982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2.667cm" svg:height="4.15cm" svg:x="15.605cm" svg:y="5.553cm">
          <draw:image xlink:href="Pictures/10000201000000630000009A1670748FCDE8ED58.png" xlink:type="simple" xlink:show="embed" xlink:actuate="onLoad">
            <text:p/>
          </draw:image>
        </draw:frame>
        <draw:frame draw:style-name="gr2" draw:text-style-name="P2" draw:layer="layout" svg:width="4.918cm" svg:height="4.918cm" svg:x="2.143cm" svg:y="6.04cm">
          <draw:image xlink:href="Pictures/1000000000000200000002003DA0261D4CD8685B.png" xlink:type="simple" xlink:show="embed" xlink:actuate="onLoad">
            <text:p/>
          </draw:image>
        </draw:frame>
        <draw:custom-shape draw:style-name="gr4" draw:text-style-name="P4" draw:layer="layout" svg:width="2.413cm" svg:height="2.54cm" svg:x="3.386cm" svg:y="2.55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5" draw:layer="layout" svg:x1="4.556cm" svg:y1="4.81cm" svg:x2="4.556cm" svg:y2="6.207cm">
          <text:p/>
        </draw:line>
        <draw:frame draw:style-name="gr2" draw:text-style-name="P2" draw:layer="layout" svg:width="2.667cm" svg:height="4.15cm" svg:x="15.605cm" svg:y="2.143cm">
          <draw:image xlink:href="Pictures/10000201000000630000009A1670748FCDE8ED58.png" xlink:type="simple" xlink:show="embed" xlink:actuate="onLoad">
            <text:p/>
          </draw:image>
        </draw:frame>
        <draw:frame draw:style-name="gr6" draw:text-style-name="P8" draw:layer="layout" svg:width="4.064cm" svg:height="1.143cm" svg:x="18.253cm" svg:y="3.287cm">
          <draw:text-box>
            <text:p text:style-name="P6"><text:span text:style-name="T1">contro</text:span><text:span text:style-name="T1">ller</text:span></text:p>
          </draw:text-box>
        </draw:frame>
        <draw:frame draw:style-name="gr6" draw:text-style-name="P8" draw:layer="layout" svg:width="3.556cm" svg:height="1.143cm" svg:x="18.253cm" svg:y="6.488cm">
          <draw:text-box>
            <text:p text:style-name="P6"><text:span text:style-name="T1">worker</text:span></text:p>
          </draw:text-box>
        </draw:frame>
        <draw:frame draw:style-name="gr6" draw:text-style-name="P8" draw:layer="layout" svg:width="3.556cm" svg:height="1.143cm" svg:x="18.253cm" svg:y="10.089cm">
          <draw:text-box>
            <text:p text:style-name="P6"><text:span text:style-name="T1">worker</text:span></text:p>
          </draw:text-box>
        </draw:frame>
      </draw:page>
      <draw:page draw:name="page9" draw:style-name="dp1" draw:master-page-name="Default">
        <draw:frame draw:style-name="gr10" draw:text-style-name="P5" draw:layer="layout" svg:width="10.032cm" svg:height="5.016cm" svg:x="2.144cm" svg:y="8.938cm">
          <draw:image xlink:href="Pictures/10000201000002580000012C509DC910F95B13BC.png" xlink:type="simple" xlink:show="embed" xlink:actuate="onLoad">
            <text:p/>
          </draw:image>
        </draw:frame>
        <draw:frame draw:style-name="gr10" draw:text-style-name="P5" draw:layer="layout" svg:width="5.291cm" svg:height="5.291cm" svg:x="8.663cm" svg:y="10.441cm">
          <draw:image xlink:href="Pictures/10000000000000C8000000C8BA13EFD17816154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7-12-04T12:50:40.830966018</meta:creation-date>
    <dc:date>2018-01-28T11:10:58.342808982</dc:date>
    <dc:creator>Josh berkus</dc:creator>
    <meta:editing-duration>PT28M50S</meta:editing-duration>
    <meta:editing-cycles>6</meta:editing-cycles>
    <meta:generator>LibreOffice/5.4.4.2$Linux_X86_64 LibreOffice_project/40$Build-2</meta:generator>
    <meta:document-statistic meta:object-count="81"/>
  </office:meta>
</office:document-meta>
</file>